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fo:font-weight="normal" officeooo:rsid="01321cb4" officeooo:paragraph-rsid="0005973f" style:font-weight-asian="normal" style:font-weight-complex="normal"/>
    </style:style>
    <style:style style:name="P2" style:family="paragraph" style:parent-style-name="Standard" style:list-style-name="L1">
      <style:paragraph-properties fo:text-align="justify" style:justify-single-word="false"/>
      <style:text-properties style:text-underline-style="none" fo:font-weight="bold" officeooo:rsid="015544f5" officeooo:paragraph-rsid="0005973f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14fd5fe" officeooo:paragraph-rsid="0005973f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1321cb4" officeooo:paragraph-rsid="0005973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15a93fc" officeooo:paragraph-rsid="0005973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16142b8" officeooo:paragraph-rsid="0005973f" style:font-weight-asian="bold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officeooo:paragraph-rsid="0005973f"/>
    </style:style>
    <style:style style:name="P8" style:family="paragraph" style:parent-style-name="Standard" style:list-style-name="L3">
      <style:paragraph-properties fo:text-align="justify" style:justify-single-word="false"/>
      <style:text-properties officeooo:paragraph-rsid="0005973f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15544f5" officeooo:paragraph-rsid="0005973f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bold" officeooo:rsid="015544f5" officeooo:paragraph-rsid="0005973f" style:font-weight-asian="bold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fo:font-weight="bold" officeooo:rsid="0157300d" officeooo:paragraph-rsid="0005973f" style:font-weight-asian="bold" style:font-weight-complex="bold"/>
    </style:style>
    <style:style style:name="P12" style:family="paragraph" style:parent-style-name="Standard" style:list-style-name="L3">
      <style:paragraph-properties fo:text-align="justify" style:justify-single-word="false"/>
      <style:text-properties officeooo:rsid="016142b8" officeooo:paragraph-rsid="0005973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349cab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15544f5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15a93fc" style:font-weight-asian="normal" style:font-weight-complex="normal"/>
    </style:style>
    <style:style style:name="T8" style:family="text">
      <style:text-properties officeooo:rsid="015b9210"/>
    </style:style>
    <style:style style:name="T9" style:family="text">
      <style:text-properties officeooo:rsid="013525d6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6.<text:span text:style-name="T6"><text:tab/><text:tab/><text:tab/></text:span> <text:span text:style-name="T10">Software Version Control tools</text:span></text:p>
      <text:p text:style-name="P3">6.1. <text:s text:c="2"/>SVN</text:p>
      <text:list xml:id="list9188345673458973025" text:style-name="L1">
        <text:list-item>
          <text:p text:style-name="P7"><text:span text:style-name="T5">$ svn checkout </text:span><text:a xlink:type="simple" xlink:href="http://192.168.201.55/svn/vvdn_svn/" text:style-name="Internet_20_link" text:visited-style-name="Visited_20_Internet_20_Link">http://192.168.201.55/svn/vvdn_svn/</text:a></text:p>
        </text:list-item>
        <text:list-item>
          <text:p text:style-name="P2">$svn add fname</text:p>
        </text:list-item>
        <text:list-item>
          <text:p text:style-name="P2">$svn commit -m “comment”</text:p>
        </text:list-item>
        <text:list-item>
          <text:p text:style-name="P2">$svn info</text:p>
        </text:list-item>
        <text:list-item>
          <text:p text:style-name="P2">$svn log</text:p>
        </text:list-item>
        <text:list-item>
          <text:p text:style-name="P9"><text:span text:style-name="T4">$svn status -qu </text:span><text:span text:style-name="T6"><text:s/>this shows recently changes.</text:span></text:p>
        </text:list-item>
        <text:list-item>
          <text:p text:style-name="P2">$svn revert fname</text:p>
        </text:list-item>
        <text:list-item>
          <text:p text:style-name="P10"><text:span text:style-name="T3">$svn update -r 74 </text:span><text:span text:style-name="T6"><text:s/>here 74 is revision using this command we can move in specific revision.</text:span></text:p>
        </text:list-item>
        <text:list-item>
          <text:p text:style-name="P11"><text:span text:style-name="T3">$svn update </text:span><text:span text:style-name="T6">to get letest revision.</text:span></text:p>
        </text:list-item>
      </text:list>
      <text:p text:style-name="P4"/>
      <text:p text:style-name="P4"/>
      <text:p text:style-name="P4"/>
      <text:p text:style-name="P5"><text:span text:style-name="T8">6.2 </text:span>GIT</text:p>
      <text:list xml:id="list26061246452280127" text:style-name="L3">
        <text:list-item>
          <text:p text:style-name="P8"><text:span text:style-name="T7">GIT is the most versatile distributed version control system. </text:span>The way GIT tracks and handles file changes is very efficient and different than how other version control software tracks the changes (including CVS and Subversion).</text:p>
        </text:list-item>
        <text:list-item>
          <text:p text:style-name="P8">GIT doesn’t use the client-server model. When you download a project from a remote GIT repository, you download everything, including the version history and changes of the individual files, and your local GIT acts as a server, where you can do check-in, check-out, and all other typical version control activities. Later when you are ready, you can merge your changes to the remote GIT repository.</text:p>
        </text:list-item>
        <text:list-item>
          <text:p text:style-name="P12"><text:a xlink:type="simple" xlink:href="http://www.thegeekstuff.com/2011/08/git-install-configure/?utm_source=feedburner" text:style-name="Internet_20_link" text:visited-style-name="Visited_20_Internet_20_Link">http://www.thegeekstuff.com/2011/08/git-install-configure/?utm_source=feedburner</text:a></text:p>
        </text:list-item>
      </text:list>
      <text:p text:style-name="P6"/>
      <text:p text:style-name="P1">1. To clone git repositery first time use</text:p>
      <text:p text:style-name="P1"><text:tab/></text:p>
      <text:p text:style-name="P1"><text:tab/><text:span text:style-name="T2">$</text:span><text:span text:style-name="T1">git clone https://github.com/user/Repo-name</text:span></text:p>
      <text:p text:style-name="P1"/>
      <text:p text:style-name="P1">2. go inside project directry</text:p>
      <text:p text:style-name="P1">3. add new file </text:p>
      <text:p text:style-name="P1"><text:tab/>a) create new file using your editor.</text:p>
      <text:p text:style-name="P1"><text:tab/>b) use command</text:p>
      <text:p text:style-name="P1"><text:tab/><text:tab/><text:span text:style-name="T1">git add filename</text:span></text:p>
      <text:p text:style-name="P1"><text:tab/>c) to check status use command</text:p>
      <text:p text:style-name="P1"><text:tab/><text:tab/><text:span text:style-name="T1">git status</text:span></text:p>
      <text:p text:style-name="P1"><text:tab/>d) then use commit to update added file using command</text:p>
      <text:p text:style-name="P1"><text:tab/><text:tab/><text:span text:style-name="T1">git commit -m "your comment"</text:span></text:p>
      <text:p text:style-name="P1"><text:tab/>e)</text:p>
      <text:p text:style-name="P1"><text:tab/><text:tab/><text:span text:style-name="T1">git pull</text:span></text:p>
      <text:p text:style-name="P1"><text:tab/>f)</text:p>
      <text:p text:style-name="P1"><text:tab/><text:tab/><text:span text:style-name="T1">git push</text:span></text:p>
      <text:p text:style-name="P1"><text:tab/>g)</text:p>
      <text:p text:style-name="P1"><text:tab/><text:tab/><text:span text:style-name="T1">git push origin master</text:span></text:p>
      <text:p text:style-name="P1"/>
      <text:p text:style-name="P1">4.del<text:span text:style-name="T9">e</text:span>te file</text:p>
      <text:p text:style-name="P1"><text:tab/>a) </text:p>
      <text:p text:style-name="P1"><text:tab/><text:tab/><text:span text:style-name="T1">git rm filename</text:span></text:p>
      <text:p text:style-name="P1"><text:tab/>b)</text:p>
      <text:p text:style-name="P1"><text:tab/><text:tab/><text:span text:style-name="T1">git commit -m "your comment"</text:span></text:p>
      <text:p text:style-name="P1"><text:soft-page-break/><text:tab/>c)</text:p>
      <text:p text:style-name="P1"><text:tab/><text:tab/><text:span text:style-name="T1">git pull</text:span></text:p>
      <text:p text:style-name="P1"><text:tab/>d)</text:p>
      <text:p text:style-name="P1"><text:tab/><text:tab/><text:span text:style-name="T1">git pus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9:05:56.160513099</meta:creation-date>
    <dc:date>2017-08-22T19:07:15.721431284</dc:date>
    <meta:editing-duration>PT1M19S</meta:editing-duration>
    <meta:editing-cycles>1</meta:editing-cycles>
    <meta:document-statistic meta:table-count="0" meta:image-count="0" meta:object-count="0" meta:page-count="2" meta:paragraph-count="42" meta:word-count="255" meta:character-count="1540" meta:non-whitespace-character-count="1296"/>
    <meta:generator>LibreOffice/5.1.6.2$Linux_X86_64 LibreOffice_project/10m0$Build-2</meta:generator>
  </office:meta>
</office:document-meta>
</file>